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13e64a"/>
    </style:style>
    <style:style style:name="P2" style:family="paragraph" style:parent-style-name="Standard">
      <style:paragraph-properties fo:text-align="center" style:justify-single-word="false"/>
      <style:text-properties officeooo:paragraph-rsid="0014a809"/>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4a809"/>
    </style:style>
    <style:style style:name="P5" style:family="paragraph" style:parent-style-name="Standard">
      <style:paragraph-properties fo:text-align="justify" style:justify-single-word="false"/>
      <style:text-properties officeooo:paragraph-rsid="0014c035"/>
    </style:style>
    <style:style style:name="P6"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officeooo:rsid="0014a809" officeooo:paragraph-rsid="0014a809" style:font-size-asian="12pt" style:language-asian="tr" style:country-asian="TR" style:font-name-complex="Times New Roman1" style:font-size-complex="12pt"/>
    </style:style>
    <style:style style:name="P8" style:family="paragraph" style:parent-style-name="Standard">
      <style:paragraph-properties fo:text-align="justify" style:justify-single-word="false"/>
      <style:text-properties officeooo:rsid="0014c035" officeooo:paragraph-rsid="0014c035"/>
    </style:style>
    <style:style style:name="P9" style:family="paragraph" style:parent-style-name="Standard">
      <style:paragraph-properties fo:text-align="end" style:justify-single-word="false"/>
      <style:text-properties officeooo:paragraph-rsid="0016c4b9"/>
    </style:style>
    <style:style style:name="P10" style:family="paragraph" style:parent-style-name="Standard">
      <style:paragraph-properties fo:margin-left="0cm" fo:margin-right="0cm" fo:text-align="justify" style:justify-single-word="false" fo:text-indent="1.249cm" style:auto-text-indent="false"/>
    </style:style>
    <style:style style:name="P11" style:family="paragraph" style:parent-style-name="Standard" style:master-page-name="Standard">
      <style:paragraph-properties fo:text-align="center" style:justify-single-word="false" style:page-number="auto"/>
      <style:text-properties style:font-name="Times New Roman" fo:font-size="12pt" style:font-size-asian="12pt" style:language-asian="tr" style:country-asian="TR" style:font-name-complex="Times New Roman1" style:font-size-complex="12pt"/>
    </style:style>
    <style:style style:name="P12" style:family="paragraph" style:parent-style-name="Standard">
      <style:paragraph-properties fo:margin-left="0cm" fo:margin-right="0cm" fo:text-align="justify" style:justify-single-word="false" fo:text-indent="0.718cm" style:auto-text-indent="false"/>
      <style:text-properties style:font-name="Times New Roman" fo:font-size="12pt" style:font-size-asian="12pt" style:language-asian="tr" style:country-asian="TR" style:font-name-complex="Times New Roman1" style:font-size-complex="12pt"/>
    </style:style>
    <style:style style:name="P13"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officeooo:paragraph-rsid="0014a809" style:font-size-asian="12pt" style:language-asian="tr" style:country-asian="TR"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officeooo:paragraph-rsid="0019eebc" style:font-size-asian="12pt" style:language-asian="tr" style:country-asian="TR" style:font-name-complex="Times New Roman1" style:font-size-complex="12pt"/>
    </style:style>
    <style:style style:name="P16" style:family="paragraph" style:parent-style-name="Standard">
      <style:paragraph-properties fo:text-align="justify" style:justify-single-word="false"/>
      <style:text-properties style:font-name="Times New Roman" fo:font-size="12pt" officeooo:rsid="0014a809" officeooo:paragraph-rsid="0014c035" style:font-size-asian="12pt" style:language-asian="tr" style:country-asian="TR" style:font-name-complex="Times New Roman1" style:font-size-complex="12pt"/>
    </style:style>
    <style:style style:name="P17" style:family="paragraph" style:parent-style-name="Standard">
      <style:paragraph-properties fo:text-align="center" style:justify-single-word="false"/>
      <style:text-properties style:font-name="Times New Roman" fo:font-size="12pt" fo:font-weight="bold" style:font-size-asian="12pt" style:language-asian="tr" style:country-asian="TR" style:font-weight-asian="bold"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font-style-complex="italic" style:font-weight-complex="bold"/>
    </style:style>
    <style:style style:name="P20" style:family="paragraph" style:parent-style-name="Standard">
      <style:paragraph-properties fo:text-align="end" style:justify-single-word="false"/>
      <style:text-properties officeooo:rsid="0016c4b9" officeooo:paragraph-rsid="0016c4b9"/>
    </style:style>
    <style:style style:name="P21" style:family="paragraph" style:parent-style-name="List_20_Paragraph" style:list-style-name="WWNum3">
      <style:paragraph-properties fo:text-align="justify" style:justify-single-word="false"/>
    </style:style>
    <style:style style:name="P22" style:family="paragraph" style:parent-style-name="List_20_Paragraph" style:list-style-name="WWNum3">
      <style:paragraph-properties fo:text-align="justify" style:justify-single-word="false"/>
      <style:text-properties officeooo:paragraph-rsid="0016608b"/>
    </style:style>
    <style:style style:name="P23" style:family="paragraph" style:parent-style-name="List_20_Paragraph" style:list-style-name="WWNum2">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4" style:family="paragraph" style:parent-style-name="List_20_Paragraph" style:list-style-name="WWNum3">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5" style:family="paragraph" style:parent-style-name="List_20_Paragraph" style:list-style-name="WWNum3">
      <style:paragraph-properties fo:text-align="justify" style:justify-single-word="false"/>
      <style:text-properties style:font-name="Times New Roman" fo:font-size="12pt" officeooo:paragraph-rsid="0016c4b9" style:font-size-asian="12pt" style:language-asian="tr" style:country-asian="TR" style:font-name-complex="Times New Roman1" style:font-size-complex="12pt"/>
    </style:style>
    <style:style style:name="P26" style:family="paragraph" style:parent-style-name="List_20_Paragraph" style:list-style-name="WWNum3">
      <style:paragraph-properties fo:text-align="end" style:justify-single-word="false"/>
      <style:text-properties style:font-name="Times New Roman" fo:font-size="12pt" officeooo:rsid="0016c4b9" officeooo:paragraph-rsid="0016c4b9" style:font-size-asian="12pt" style:language-asian="tr" style:country-asian="TR" style:font-name-complex="Times New Roman1" style:font-size-complex="12pt"/>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AHLİYE TAAHHÜTNAMESİ</text:p>
      <text:p text:style-name="P12">Halen tahtı icarımda bulunan, maliki ve kiraya vereni ve özellikleri aşağıda belirtilen taşınmazı;</text:p>
      <text:list xml:id="list1271591695" text:style-name="WWNum2">
        <text:list-item>
          <text:p text:style-name="P23">kira müddetinin bitim tarihinde ve/veya </text:p>
        </text:list-item>
        <text:list-item>
          <text:p text:style-name="P23">taşınmazın başka bir şahıs veya firmaya satışının gerçekleşmesi durumunda 15 (onbeş) işgünü içerisinde, </text:p>
        </text:list-item>
      </text:list>
      <text:p text:style-name="P6">hiçbir kanuni merasime, ihtar ve protesto keşidesine, cevap itasına, tebliğ ve tebellüğe hacet kalmaksızın, kayıtsız ve şartsız olarak boşaltmayı kabul ve taahhüt ediyorum.</text:p>
      <text:p text:style-name="P10"><text:span text:style-name="T1">Gününde tahliye edemediğim </text:span><text:span text:style-name="T3">veya </text:span><text:span text:style-name="T1">etmediğim takdirde, kiraya veren veya yetkili kanuni vekili tarafından aleyhime yapılacak, her türlü icra takibatı, mahkeme masrafları, avukatlık ücretleri ve benzeri tüm ücretlerinde tamamen şahsım tarafından karşılanacağını şimdiden <text:s/>kabul,</text:span><text:span text:style-name="T3"> beyan</text:span><text:span text:style-name="T1"> ve taahhüt ediyorum</text:span></text:p>
      <table:table table:name="Tablo1" table:style-name="Tablo1">
        <table:table-column table:style-name="Tablo1.A"/>
        <table:table-row>
          <table:table-cell table:style-name="Tablo1.A1" office:value-type="string">
            <text:p text:style-name="P2"><text:span text:style-name="T1">T</text:span><text:span text:style-name="T3">AHLİYE TAAHHÜDÜNDE BULUNAN KİRACI</text:span></text:p>
          </table:table-cell>
        </table:table-row>
        <table:table-row>
          <table:table-cell table:style-name="Tablo1.A2" office:value-type="string">
            <text:p text:style-name="P8">İsim Soyad</text:p>
            <text:p text:style-name="P8"/>
            <text:p text:style-name="P8"/>
          </table:table-cell>
        </table:table-row>
        <table:table-row>
          <table:table-cell table:style-name="Tablo1.A2" office:value-type="string">
            <text:p text:style-name="P16">Taahhüt ettiği Tarih</text:p>
            <text:p text:style-name="P16"/>
          </table:table-cell>
        </table:table-row>
        <table:table-row>
          <table:table-cell table:style-name="Tablo1.A2" office:value-type="string">
            <text:p text:style-name="P8">İmza</text:p>
            <text:p text:style-name="P8"/>
            <text:p text:style-name="P8"/>
          </table:table-cell>
        </table:table-row>
      </table:table>
      <text:p text:style-name="P14"/>
      <text:p text:style-name="P3"><text:span text:style-name="T1">Kira müddeti bitim <text:s/>Tarihi<text:tab/><text:tab/>:<text:tab/></text:span></text:p>
      <text:p text:style-name="P1"><text:span text:style-name="T1">T</text:span><text:span text:style-name="T3">AHLİYE TAAHHÜDÜNDE BULUNAN KİRACI</text:span></text:p>
      <text:p text:style-name="P3"><text:span text:style-name="T1">Adı Soyadı<text:tab/><text:tab/>: <text:tab/></text:span></text:p>
      <text:p text:style-name="P3"><text:span text:style-name="T1">TC Kimlik No<text:tab/><text:tab/>:<text:tab/></text:span></text:p>
      <text:p text:style-name="P3"><text:span text:style-name="T1">Adresi<text:tab/><text:tab/><text:tab/>:<text:tab/></text:span></text:p>
      <text:p text:style-name="P6">Telefon<text:tab/><text:tab/>:<text:tab/></text:p>
      <text:p text:style-name="P6"/>
      <text:p text:style-name="P7">TAHLİYE EDİLECEK YERİN</text:p>
      <text:p text:style-name="P7">Adresi<text:tab/><text:tab/><text:tab/>:<text:tab/></text:p>
      <text:p text:style-name="P7">Tapu Bilgileri<text:tab/><text:tab/>:<text:tab/></text:p>
      <text:p text:style-name="P6"/>
      <text:p text:style-name="P4"><text:span text:style-name="T1">Sözleşme Tarihi, <text:s/></text:span><text:span text:style-name="T4">No</text:span><text:span text:style-name="T1"><text:tab/>:<text:tab/></text:span></text:p>
      <text:p text:style-name="P6"/>
      <text:p text:style-name="P6"/>
      <text:p text:style-name="P6"><text:soft-page-break/></text:p>
      <text:p text:style-name="P17">KİRA SÖZLEŞMESİ</text:p>
      <text:p text:style-name="P18">Kiraya Veren<text:tab/><text:tab/></text:p>
      <text:p text:style-name="P3"><text:span text:style-name="T1">Adı Soyadı<text:tab/><text:tab/>: <text:tab/></text:span></text:p>
      <text:p text:style-name="P3"><text:span text:style-name="T1">Sözleşme No<text:tab/><text:tab/>:<text:tab/></text:span></text:p>
      <text:p text:style-name="P3"><text:span text:style-name="T1">Sözleşme Tarihi<text:tab/>:<text:tab/></text:span></text:p>
      <text:p text:style-name="P18">Kiracı<text:tab/><text:tab/><text:tab/></text:p>
      <text:p text:style-name="P3"><text:span text:style-name="T1">Adı Soyadı<text:tab/><text:tab/>:<text:tab/></text:span></text:p>
      <text:p text:style-name="P5"><text:span text:style-name="T1">TC Kimlik No<text:tab/><text:tab/>:<text:tab/></text:span></text:p>
      <text:p text:style-name="P5"><text:span text:style-name="T1">Adresi<text:tab/><text:tab/><text:tab/>:<text:tab/></text:span></text:p>
      <text:p text:style-name="P6">Telefon No<text:tab/><text:tab/>:<text:tab/></text:p>
      <text:p text:style-name="P19">Kiralana Yerin<text:tab/></text:p>
      <text:p text:style-name="P3"><text:span text:style-name="T1">Cinsi<text:tab/><text:tab/><text:tab/>:<text:tab/></text:span></text:p>
      <text:p text:style-name="P3"><text:span text:style-name="T1">Ne için kullanılacağı<text:tab/>:<text:tab/></text:span></text:p>
      <text:p text:style-name="P5"><text:span text:style-name="T1">Adresi<text:tab/><text:tab/><text:tab/>:<text:tab/></text:span></text:p>
      <text:p text:style-name="P3"><text:span text:style-name="T9">Tapu bilgileri<text:tab/> <text:s/><text:tab/></text:span><text:span text:style-name="T1">: Pafta <text:tab/><text:tab/>:<text:tab/><text:tab/>Ada <text:tab/>:<text:tab/><text:tab/>Parsel<text:tab/> <text:s text:c="3"/>:</text:span></text:p>
      <text:p text:style-name="P3"><text:span text:style-name="T9">Abone Bilgileri<text:tab/></text:span><text:span text:style-name="T1">: Elektrik<text:tab/>:<text:tab/> <text:tab/>Su <text:tab/>:<text:tab/><text:tab/>Doğalgaz:<text:tab/></text:span></text:p>
      <text:p text:style-name="P18">Kiranın </text:p>
      <text:p text:style-name="P3"><text:span text:style-name="T1">Başlangıç tarihi<text:tab/>:<text:tab/></text:span></text:p>
      <text:p text:style-name="P3"><text:span text:style-name="T1">Bitiş tarihi<text:tab/><text:tab/>:<text:tab/></text:span></text:p>
      <text:p text:style-name="P3"><text:span text:style-name="T1">Süresi <text:tab/><text:tab/><text:tab/>:<text:tab/></text:span></text:p>
      <text:p text:style-name="P3"><text:span text:style-name="T1">Bedeli<text:tab/><text:tab/><text:tab/>:<text:tab/></text:span></text:p>
      <text:p text:style-name="P3"><text:span text:style-name="T1">Ödeme şekli<text:tab/><text:tab/>:<text:tab/></text:span></text:p>
      <text:p text:style-name="P6">Banka hesap no<text:tab/>:<text:tab/></text:p>
      <text:p text:style-name="P18">Şartlar:</text:p>
      <text:list xml:id="list1173657153" text:style-name="WWNum3">
        <text:list-item>
          <text:p text:style-name="P22"><text:span text:style-name="T1">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text:span><text:span text:style-name="T7">Bu gibi durumların oluşması, kiralayanın hakları saklı kalmak kaydıyla, sözleşmenin feshini gerektirir.</text:span><text:span text:style-name="T1"> Kiracı mecuru, en iyi şekilde kulla</text:span><text:span text:style-name="T7">na</text:span><text:span text:style-name="T1">cak, koruyacak bilhassa temiz tutacaktır.</text:span></text:p>
        </text:list-item>
        <text:list-item>
          <text:p text:style-name="P24">Kiracı elektrik, su vb. abone gerektiren işlemlerde, kira başlangıcında abonelikleri üzerine alacaktır ve kira müddeti boyunca bu giderler kiracıya aittir.</text:p>
        </text:list-item>
        <text:list-item>
          <text:p text:style-name="P24">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25">Taşınmazın varsa ortak giderleri kiracı tarafından ödenecektir. <text:tab/><text:tab/><text:tab/> <text:s text:c="6"/></text:p>
          <text:p text:style-name="P26"><text:soft-page-break/>Sayfa 1</text:p>
        </text:list-item>
        <text:list-item>
          <text:p text:style-name="P21"><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24">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24">Kiracı, kira bitiminde yaptığı bu tip imalatları sökemez, çıkaramaz, kıramaz. Kiracı bu tip imalatları sağlam olarak kiraya verene teslim etmekle yükümlüdür. </text:p>
        </text:list-item>
        <text:list-item>
          <text:p text:style-name="P21"><text:span text:style-name="T1">Yıllık kira artışı, Devletin ilgili kurumunun en son açıkladığı aya ait, sözleşme tarihine denk gelen </text:span><text:span text:style-name="T7">yıllık </text:span><text:span text:style-name="T1">Üretici Fiyat endeksine göre ayarlanır. Yıllık kira artışı, Üretici Fiyat Endeksinin %10 ‘un altında olması durumunda <text:s/>%10 , Üretici Fiyat Endeksinin %10 ‘un üzerinde olması durumunda Üretici Fiyat Endeksi <text:s/>oranında yapılacaktır. </text:span></text:p>
        </text:list-item>
        <text:list-item>
          <text:p text:style-name="P24">İşbu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p>
        </text:list-item>
        <text:list-item>
          <text:p text:style-name="P21"><text:span text:style-name="T1">İşbu sözleşmenin herhangi bir maddesinin ihlali ile sözleşme fesh edilir ve kiracı mecuru hiçbir ihtara gerek kalmadan boşaltmakla yükümlüdür. İşbu sö</text:span><text:span text:style-name="T2">z</text:span><text:span text:style-name="T1">leşme kira bedelinin peşin ödenmesi ile yürürlüğe girer. Ödeme çek veya senet ile taahhüt edilmiş ise ödemenin zamanında <text:s/>ödenmemesi durumunda kiracı mecuru kayıtsız şartsız boşaltma</text:span><text:span text:style-name="T8">yı</text:span><text:span text:style-name="T1"> ve oturduğu sürenin bedelini yasal faizi ile birlikte </text:span><text:span text:style-name="T7">nakit olarak</text:span><text:span text:style-name="T1"> ödeme</text:span><text:span text:style-name="T8">yi taahhüt ve kabul eder</text:span><text:span text:style-name="T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der. </text:span></text:p>
        </text:list-item>
        <text:list-item>
          <text:p text:style-name="P24">Kefil, bu sözş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u ve sözleşmeyi imzalayan kişininde aynı kişi olduğuna şahitlik ettiğini kabul ve beyan eder. </text:p>
        </text:list-item>
        <text:list-item>
          <text:p text:style-name="P24">Mecurun satışı durumunda, kiracı mecuru yasal süre içerinde boşaltmayı peşinen kabul ve taahhüt eder.</text:p>
        </text:list-item>
      </text:list>
      <text:p text:style-name="P18">Ek Şartlar</text:p>
      <text:p text:style-name="P6"/>
      <text:p text:style-name="P3"><text:span text:style-name="T1">İşbu akit, </text:span><text:span text:style-name="T7">2 sayfadan oluşur ve </text:span><text:span text:style-name="T1">2 nüsha halinde tanzim edilmiş olup, taraflarca kabul edilmiş ve imzalanmıştır.</text:span></text:p>
      <text:p text:style-name="P6">İşbu akitteki bilgilerin doğruluğunu ve sözleşmenin tüm şartlarına uyacağımızı, peşinen kabul ettiğimi beyan ve taahhüt ederim.</text:p>
      <text:p text:style-name="P6"/>
      <text:p text:style-name="P9"/>
      <text:p text:style-name="P20">Sayfa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Times New Roman" fo:font-size="12pt" officeooo:paragraph-rsid="0019eebc" style:font-size-asian="12pt" style:language-asian="tr" style:country-asian="TR" style:font-name-complex="Times New Roman1" style:font-size-complex="12pt"/>
    </style:style>
    <style:page-layout style:name="Mpm1">
      <style:page-layout-properties fo:page-width="21.001cm" fo:page-height="29.7cm" style:num-format="1" style:print-orientation="portrait" fo:margin-top="1cm" fo:margin-bottom="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İRACI<text:tab/><text:tab/>KEFİL <text:tab/><text:tab/>ŞAHİT<text:tab/><text:tab/>KİRAYA VER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5</meta:editing-cycles>
    <meta:print-date>2018-12-08T11:55:08.082970875</meta:print-date>
    <meta:creation-date>2018-10-25T09:34:00</meta:creation-date>
    <dc:date>2019-10-23T13:04:28.150559561</dc:date>
    <meta:editing-duration>PT22M44S</meta:editing-duration>
    <meta:generator>LibreOffice/6.1.5.2$Linux_X86_64 LibreOffice_project/10$Build-2</meta:generator>
    <meta:document-statistic meta:table-count="1" meta:image-count="0" meta:object-count="0" meta:page-count="3" meta:paragraph-count="62" meta:word-count="795" meta:character-count="5713" meta:non-whitespace-character-count="4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